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1.34pt"/>
    </style:style>
    <style:style style:name="co3" style:family="table-column">
      <style:table-column-properties fo:break-before="auto" style:column-width="118.74pt"/>
    </style:style>
    <style:style style:name="co4" style:family="table-column">
      <style:table-column-properties fo:break-before="auto" style:column-width="143.94pt"/>
    </style:style>
    <style:style style:name="co5" style:family="table-column">
      <style:table-column-properties fo:break-before="auto" style:column-width="10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7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tem No.</text:p>
          </table:table-cell>
          <table:table-cell table:style-name="ce1" office:value-type="string" calcext:value-type="string">
            <text:p>Component</text:p>
          </table:table-cell>
          <table:table-cell office:value-type="string" calcext:value-type="string">
            <text:p>Newark Part Number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Quanti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-40-pin-TFT-Friend</text:p>
          </table:table-cell>
          <table:table-cell office:value-type="string" calcext:value-type="string">
            <text:p>28Y5111</text:p>
          </table:table-cell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F2]*[.E2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9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fruit-MAX98306-Class-D-Amp</text:p>
          </table:table-cell>
          <table:table-cell office:value-type="string" calcext:value-type="string">
            <text:p>98Y0255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table:formula="of:=[.F3]*[.E3]" office:value-type="currency" office:currency="USD" office:value="8.95" calcext:value-type="currency">
            <text:p>$8.95</text:p>
          </table:table-cell>
          <table:table-cell office:value-type="string" calcext:value-type="string">
            <text:p>http://www.newark.com/adafruit/987/stereo-3-7w-class-d-amplifier/dp/98Y0255?ost=Stereo+3.7W+Class+D+Audio+Amplifier+-+MAX98306&amp;cfm=true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fruit-PowerBoost-1000C-master</text:p>
          </table:table-cell>
          <table:table-cell office:value-type="string" calcext:value-type="string">
            <text:p>98Y012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F4]*[.E4]" office:value-type="currency" office:currency="USD" office:value="19.95" calcext:value-type="currency">
            <text:p>$19.95</text:p>
          </table:table-cell>
          <table:table-cell office:value-type="string" calcext:value-type="string">
            <text:p>http://www.newark.com/adafruit/2465/powerboost-1000-lipo-charger-5v/dp/98Y0120?ost=PowerBoost+1000+Charger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 Pi Model A, BCM2835</text:p>
          </table:table-cell>
          <table:table-cell office:value-type="string" calcext:value-type="string">
            <text:p>81Y5333</text:p>
          </table:table-cell>
          <table:table-cell office:value-type="string" calcext:value-type="string">
            <text:p>RASPBRRY-MODA+-512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F5]*[.E5]" office:value-type="currency" office:currency="USD" office:value="20" calcext:value-type="currency">
            <text:p>$20.00</text:p>
          </table:table-cell>
          <table:table-cell office:value-type="string" calcext:value-type="string">
            <text:p>http://www.newark.com/raspberry-pi/raspbrry-moda-512m/silicon-manufacturer-broadcom/dp/81Y5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X12WEC1 - <text:s/>PCB, No Holes, Single Clad</text:p>
          </table:table-cell>
          <table:table-cell office:value-type="string" calcext:value-type="string">
            <text:p>26H0628</text:p>
          </table:table-cell>
          <table:table-cell office:value-type="string" calcext:value-type="string">
            <text:p>12X12WEC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46" calcext:value-type="currency">
            <text:p>$15.46</text:p>
          </table:table-cell>
          <table:table-cell table:formula="of:=[.F6]*[.E6]" office:value-type="currency" office:currency="USD" office:value="15.46" calcext:value-type="currency">
            <text:p>$15.46</text:p>
          </table:table-cell>
          <table:table-cell office:value-type="string" calcext:value-type="string">
            <text:p>http://www.newark.com/vector-electronics/12x12wec1/bare-pcb-no-holes-plane-single/dp/26H0628?ost=12x12wec1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4.3" 40-pin TFT Display - 480x272 with Touchscreen</text:p>
          </table:table-cell>
          <table:table-cell table:style-name="ce11" office:value-type="string" calcext:value-type="string">
            <text:p>----</text:p>
          </table:table-cell>
          <table:table-cell table:style-name="ce11" office:value-type="float" office:value="1591" calcext:value-type="float">
            <text:p>159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currency" office:currency="USD" office:value="29.95" calcext:value-type="currency">
            <text:p>$29.95</text:p>
          </table:table-cell>
          <table:table-cell table:style-name="ce16" table:formula="of:=[.F7]*[.E7]" office:value-type="currency" office:currency="USD" office:value="29.95" calcext:value-type="currency">
            <text:p>$29.95</text:p>
          </table:table-cell>
          <table:table-cell table:style-name="ce12" office:value-type="string" calcext:value-type="string">
            <text:p>https://www.adafruit.com/product/1591</text:p>
          </table:table-cell>
          <table:table-cell table:style-name="ce12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Q-Q2W03W - <text:s/>Tactile Switch</text:p>
          </table:table-cell>
          <table:table-cell office:value-type="string" calcext:value-type="string">
            <text:p>53W8284</text:p>
          </table:table-cell>
          <table:table-cell office:value-type="string" calcext:value-type="string">
            <text:p>EVQ-Q2W03W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F8]*[.E8]" office:value-type="currency" office:currency="USD" office:value="1.792" calcext:value-type="currency">
            <text:p>$1.79</text:p>
          </table:table-cell>
          <table:table-cell office:value-type="string" calcext:value-type="string">
            <text:p>http://www.newark.com/panasonic-electronic-components/evq-q2w03w/switch-tactile-spst-20ma-15v-pcb/dp/53W8284?ost=53W8284&amp;scope=partnumberlookahead&amp;exaMfpn=true&amp;searchref=searchlookahead&amp;ddkey=http%3Aen-US%2FElement14_US%2Fw%2Fsearch</text:p>
          </table:table-cell>
          <table:table-cell table:style-name="ce12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 SD Card, 16 GB</text:p>
          </table:table-cell>
          <table:table-cell office:value-type="string" calcext:value-type="string">
            <text:p>77Y6534</text:p>
          </table:table-cell>
          <table:table-cell office:value-type="string" calcext:value-type="string">
            <text:p>TSRASPI10-16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9" calcext:value-type="currency">
            <text:p>$13.99</text:p>
          </table:table-cell>
          <table:table-cell table:formula="of:=[.F9]*[.E9]" office:value-type="currency" office:currency="USD" office:value="13.99" calcext:value-type="currency">
            <text:p>$13.99</text:p>
          </table:table-cell>
          <table:table-cell office:value-type="string" calcext:value-type="string">
            <text:p>http://www.newark.com/transcend/tsraspi10-16g/memory-microsdhc-uhs-1-class-10/dp/77Y6534?st=micro%20sd%20card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ews: 2-56 Thread, 3/8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9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0471" calcext:value-type="currency">
            <text:p>$0.05</text:p>
          </table:table-cell>
          <table:table-cell table:formula="of:=[.F10]*[.E10]" office:value-type="currency" office:currency="USD" office:value="0.2826" calcext:value-type="currency">
            <text:p>$0.28</text:p>
          </table:table-cell>
          <table:table-cell office:value-type="string" calcext:value-type="string">
            <text:p>https://www.mcmaster.com/#91772A07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ews: 4-40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106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0339" calcext:value-type="currency">
            <text:p>$0.03</text:p>
          </table:table-cell>
          <table:table-cell table:formula="of:=[.F11]*[.E11]" office:value-type="currency" office:currency="USD" office:value="0.1695" calcext:value-type="currency">
            <text:p>$0.17</text:p>
          </table:table-cell>
          <table:table-cell office:value-type="string" calcext:value-type="string">
            <text:p>https://www.mcmaster.com/#91772A1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ws: 2-56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449" calcext:value-type="currency">
            <text:p>$0.04</text:p>
          </table:table-cell>
          <table:table-cell table:formula="of:=[.F12]*[.E12]" office:value-type="currency" office:currency="USD" office:value="0.1796" calcext:value-type="currency">
            <text:p>$0.18</text:p>
          </table:table-cell>
          <table:table-cell office:value-type="string" calcext:value-type="string">
            <text:p>https://www.mcmaster.com/#91772A07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ray Pain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K089640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61" calcext:value-type="currency">
            <text:p>$7.61</text:p>
          </table:table-cell>
          <table:table-cell table:formula="of:=[.F13]*[.E13]" office:value-type="currency" office:currency="USD" office:value="7.61" calcext:value-type="currency">
            <text:p>$7.61</text:p>
          </table:table-cell>
          <table:table-cell office:value-type="string" calcext:value-type="string">
            <text:p>https://www.grainger.com/product/KRYLON-Super-MAXX-Spray-Paint-in-38EN2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WMARK SILVER GREY 1/16" ENGRAVING PLASTIC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1308" calcext:value-type="float">
            <text:p>32130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1" calcext:value-type="currency">
            <text:p>$17.10</text:p>
          </table:table-cell>
          <table:table-cell table:formula="of:=[.F14]*[.E14]" office:value-type="currency" office:currency="USD" office:value="17.1" calcext:value-type="currency">
            <text:p>$17.10</text:p>
          </table:table-cell>
          <table:table-cell office:value-type="string" calcext:value-type="string">
            <text:p>https://www.johnsonplastics.com/engraving/engravable-sheet-stock/plastic/rowmark-ada-alternative-silver-grey-1-16-engraving-plasti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 Plastic PLA – Back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F15]*[.E15]" office:value-type="currency" office:currency="USD" office:value="0" calcext:value-type="currency">
            <text:p>$0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 Plastic PLA – Front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F16]*[.E16]" office:value-type="currency" office:currency="USD" office:value="1" calcext:value-type="currency">
            <text:p>$1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 Plastic PLA – D-Pad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F17]*[.E17]" office:value-type="currency" office:currency="USD" office:value="2" calcext:value-type="currency">
            <text:p>$2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 Plastic PLA – Function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F18]*[.E18]" office:value-type="currency" office:currency="USD" office:value="3" calcext:value-type="currency">
            <text:p>$3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D Plastic PLA – Select Start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19]*[.E19]" office:value-type="currency" office:currency="USD" office:value="4" calcext:value-type="currency">
            <text:p>$4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D Plastic PLA – ABC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F20]*[.E20]" office:value-type="currency" office:currency="USD" office:value="5" calcext:value-type="currency">
            <text:p>$5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D Plastic PLA – XYZ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F21]*[.E21]" office:value-type="currency" office:currency="USD" office:value="6" calcext:value-type="currency">
            <text:p>$6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ker 4-Port USB 3.0 Ultra Slim Data Hub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A7518011_SM-A342-V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F22]*[.E22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Anker-4-Port-Macbook-Surface-Notebook/dp/B00XMD7KPU/ref=pd_lpo_vtph_147_bs_t_1?_encoding=UTF8&amp;psc=1&amp;refRID=A5RS54KD8ZANY2RECRRC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ltra ATA 2-Drive Ribbon Cable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32781" calcext:value-type="float">
            <text:p>33278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23]*[.E23]"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www.amazon.com/40-Pin-80-Wire-2-Drive-Ribbon-Manhattan/dp/B003IDF0JC/ref=sr_1_4?s=electronics&amp;ie=UTF8&amp;qid=1516723817&amp;sr=1-4&amp;keywords=ultra+ata+wi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thium Ion Polymer Battery - 3.7v 2500mAh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95" calcext:value-type="currency">
            <text:p>$14.95</text:p>
          </table:table-cell>
          <table:table-cell table:formula="of:=[.F24]*[.E2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32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B Etchant Solution</text:p>
          </table:table-cell>
          <table:table-cell office:value-type="string" calcext:value-type="string">
            <text:p>33AC2343</text:p>
          </table:table-cell>
          <table:table-cell office:value-type="string" calcext:value-type="string">
            <text:p>CL-ETCH-1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[.F25]*[.E25]" office:value-type="currency" office:currency="USD" office:value="12.95" calcext:value-type="currency">
            <text:p>$12.95</text:p>
          </table:table-cell>
          <table:table-cell office:value-type="string" calcext:value-type="string">
            <text:p>http://www.newark.com/caig-laboratories/cl-etch-16/pcb-etchant-solution-16oz-bottle/dp/33AC2343?ost=Etchant+solution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D Chip Resistor, 33 ohm</text:p>
          </table:table-cell>
          <table:table-cell office:value-type="string" calcext:value-type="string">
            <text:p>79M6076</text:p>
          </table:table-cell>
          <table:table-cell office:value-type="string" calcext:value-type="string">
            <text:p>MC0805S8F330JT5E</text:p>
          </table:table-cell>
          <table:table-cell office:value-type="float" office:value="21" calcext:value-type="float">
            <text:p>2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F26]*[.E26]" office:value-type="currency" office:currency="USD" office:value="0.903" calcext:value-type="currency">
            <text:p>$0.90</text:p>
          </table:table-cell>
          <table:table-cell office:value-type="string" calcext:value-type="string">
            <text:p>http://www.newark.com/multicomp/mc0805s8f330jt5e/res-thick-film-33r-1-0-125w-0805/dp/79M6076?st=resistor%2033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eatology™ Adhesive Foam Shee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M10032002 </text:p>
          </table:table-cell>
          <table:table-cell office:value-type="float" office:value="1" calcext:value-type="float">
            <text:p>1</text:p>
          </table:table-cell>
          <table:table-cell table:style-name="ce17" office:value-type="currency" office:currency="USD" office:value="0.99" calcext:value-type="currency">
            <text:p>$0.99</text:p>
          </table:table-cell>
          <table:table-cell table:formula="of:=[.F27]*[.E27]" office:value-type="currency" office:currency="USD" office:value="0.99" calcext:value-type="currency">
            <text:p>$0.99</text:p>
          </table:table-cell>
          <table:table-cell office:value-type="string" calcext:value-type="string">
            <text:p>http://www.michaels.com/creatology-adhesive-foam-sheet/M10032002.html?dwvar_M10032002_color=Black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:.G29])" office:value-type="currency" office:currency="USD" office:value="212.1567" calcext:value-type="currency">
            <text:p>$212.1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13"/>
          <table:table-cell table:style-name="ce17"/>
          <table:table-cell/>
          <table:table-cell table:style-name="ce7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14:35:18.72884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49:11.730191799</meta:creation-date>
    <dc:date>2018-01-23T14:36:58.392304913</dc:date>
    <meta:editing-duration>P3DT19H50M20S</meta:editing-duration>
    <meta:editing-cycles>10</meta:editing-cycles>
    <meta:generator>LibreOffice/5.4.4.2$Linux_X86_64 LibreOffice_project/40m0$Build-2</meta:generator>
    <meta:document-statistic meta:table-count="1" meta:cell-count="218" meta:object-count="0"/>
  </office:meta>
</office:document-meta>
</file>